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Helvetica1" svg:font-family="Helvetica" style:font-family-generic="roman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P2" style:family="paragraph" style:parent-style-name="Standard" style:master-page-name="Standard">
      <style:paragraph-properties fo:text-align="start" style:justify-single-word="false" style:page-number="auto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</style:style>
    <style:style style:name="T1" style:family="text">
      <style:text-properties fo:color="#000000" style:font-name="Helvetica1" fo:font-size="12pt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ara hacerlo funcionar con abanq &lt;2.4.0</text:span></text:p>
      <text:p text:style-name="P1"><text:span text:style-name="T1">copia el fichero flmodules.qs que va en el paquete en el directorio de</text:span></text:p>
      <text:p text:style-name="Standard"><text:span text:style-name="T1">tu instalación de abanq / share/facturalux/modules/script</text:span></text:p>
      <text:p text:style-name="Standard"><text:span text:style-name="T1"/></text:p>
      <text:p text:style-name="Standard"><text:span text:style-name="T1">para hacerlo funcionar con eneboo</text:span></text:p>
      <text:p text:style-name="Standard"><text:span text:style-name="T1"/></text:p>
      <text:p text:style-name="Standard"><text:span text:style-name="T1">Solo instala mod_ar2kut en un ejecutable &gt; 2.4.0.0.b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Helvetica1" svg:font-family="Helvetica" style:font-family-generic="roman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02T23:34:15</dc:date>
    <dc:creator>José Fernández</dc:creator>
    <meta:document-statistic meta:table-count="0" meta:image-count="0" meta:object-count="0" meta:page-count="1" meta:paragraph-count="5" meta:word-count="38" meta:character-count="253" meta:non-whitespace-character-count="220"/>
    <meta:generator>LibreOffice/3.5$Linux_x86 LibreOffice_project/7e68ba2-a744ebf-1f241b7-c506db1-7d53735</meta:generator>
  </office:meta>
</office:document-meta>
</file>